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61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dummy load testing </text:p>
          </table:table-cell>
          <table:table-cell/>
          <table:table-cell office:value-type="string" calcext:value-type="string">
            <text:p>LM317 Vin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hms</text:p>
          </table:table-cell>
          <table:table-cell office:value-type="string" calcext:value-type="string">
            <text:p>Load A</text:p>
          </table:table-cell>
          <table:table-cell office:value-type="string" calcext:value-type="string">
            <text:p>lm317 Watt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[.$G$10]/[.G13]" office:value-type="float" office:value="1.5" calcext:value-type="float">
            <text:p>1.5</text:p>
          </table:table-cell>
          <table:table-cell table:formula="of:=([.$I$10]-[.$G$10])*([.H13])" office:value-type="float" office:value="4.5" calcext:value-type="float">
            <text:p>4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$G$10]/[.G14]" office:value-type="float" office:value="0.75" calcext:value-type="float">
            <text:p>0.75</text:p>
          </table:table-cell>
          <table:table-cell table:formula="of:=([.$I$10]-[.$G$10])*([.H14])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ine volts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For calc below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G$10]/[.G15]" office:value-type="float" office:value="0.5" calcext:value-type="float">
            <text:p>0.5</text:p>
          </table:table-cell>
          <table:table-cell table:formula="of:=([.$I$10]-[.$G$10])*([.H15])"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4"/>
          <table:table-cell table:formula="of:=[.B15]*[.F2]" office:value-type="string" office:string-value="" calcext:value-type="error">
            <text:p>#VALUE!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G$10]/[.G16]" office:value-type="float" office:value="0.375" calcext:value-type="float">
            <text:p>0.375</text:p>
          </table:table-cell>
          <table:table-cell table:formula="of:=([.$I$10]-[.$G$10])*([.H16])" office:value-type="float" office:value="1.125" calcext:value-type="float">
            <text:p>1.12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[.$G$10]/[.G17]" office:value-type="float" office:value="0.3" calcext:value-type="float">
            <text:p>0.3</text:p>
          </table:table-cell>
          <table:table-cell table:formula="of:=([.$I$10]-[.$G$10])*([.H17])"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ou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$G$10]/[.G18]" office:value-type="float" office:value="0.25" calcext:value-type="float">
            <text:p>0.25</text:p>
          </table:table-cell>
          <table:table-cell table:formula="of:=([.$I$10]-[.$G$10])*([.H18])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mA out</text:p>
          </table:table-cell>
          <table:table-cell table:number-columns-repeated="2"/>
          <table:table-cell office:value-type="string" calcext:value-type="string">
            <text:p>Supply</text:p>
          </table:table-cell>
          <table:table-cell office:value-type="string" calcext:value-type="string">
            <text:p>LM317 power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G$10]/[.G19]" office:value-type="float" office:value="0.214285714285714" calcext:value-type="float">
            <text:p>0.214285714285714</text:p>
          </table:table-cell>
          <table:table-cell table:formula="of:=([.$I$10]-[.$G$10])*([.H19])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0]-[.$C$18])*([.A20]*0.001)" office:value-type="float" office:value="0.03" calcext:value-type="float">
            <text:p>0.03</text:p>
          </table:table-cell>
          <table:table-cell office:value-type="string" calcext:value-type="string">
            <text:p>10mA min</text:p>
          </table:table-cell>
          <table:table-cell office:value-type="float" office:value="16" calcext:value-type="float">
            <text:p>16</text:p>
          </table:table-cell>
          <table:table-cell table:formula="of:=[.$G$10]/[.G20]" office:value-type="float" office:value="0.1875" calcext:value-type="float">
            <text:p>0.1875</text:p>
          </table:table-cell>
          <table:table-cell table:formula="of:=([.$I$10]-[.$G$10])*([.H20])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1]-[.$C$18])*([.A21]*0.001)" office:value-type="float" office:value="0.075" calcext:value-type="float">
            <text:p>0.07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G$10]/[.G21]" office:value-type="float" office:value="0.166666666666667" calcext:value-type="float">
            <text:p>0.166666666666667</text:p>
          </table:table-cell>
          <table:table-cell table:formula="of:=([.$I$10]-[.$G$10])*([.H21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2]-[.$C$18])*([.A22]*0.001)" office:value-type="float" office:value="0.15" calcext:value-type="float">
            <text:p>0.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G$10]/[.G22]" office:value-type="float" office:value="0.15" calcext:value-type="float">
            <text:p>0.15</text:p>
          </table:table-cell>
          <table:table-cell table:formula="of:=([.$I$10]-[.$G$10])*([.H22])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3]-[.$C$18])*([.A23]*0.001)" office:value-type="float" office:value="0.225" calcext:value-type="float">
            <text:p>0.22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G$10]/[.G23]" office:value-type="float" office:value="0.136363636363636" calcext:value-type="float">
            <text:p>0.136363636363636</text:p>
          </table:table-cell>
          <table:table-cell table:formula="of:=([.$I$10]-[.$G$10])*([.H23])" office:value-type="float" office:value="0.409090909090909" calcext:value-type="float">
            <text:p>0.4090909090909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4]-[.$C$18])*([.A24]*0.001)" office:value-type="float" office:value="0.3" calcext:value-type="float">
            <text:p>0.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G$10]/[.G24]" office:value-type="float" office:value="0.125" calcext:value-type="float">
            <text:p>0.125</text:p>
          </table:table-cell>
          <table:table-cell table:formula="of:=([.$I$10]-[.$G$10])*([.H24])" office:value-type="float" office:value="0.375" calcext:value-type="float">
            <text:p>0.37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5]-[.$C$18])*([.A25]*0.001)" office:value-type="float" office:value="0.375" calcext:value-type="float">
            <text:p>0.375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6]-[.$C$18])*([.A26]*0.001)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7]-[.$C$18])*([.A27]*0.001)" office:value-type="float" office:value="0.525" calcext:value-type="float">
            <text:p>0.52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8]-[.$C$18])*([.A28]*0.001)"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29]-[.$C$18])*([.A29]*0.001)" office:value-type="float" office:value="0.675" calcext:value-type="float">
            <text:p>0.675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30]-[.$C$18])*([.A30]*0.001)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31]-[.$C$18])*([.A31]*0.001)" office:value-type="float" office:value="0.825" calcext:value-type="float">
            <text:p>0.82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32]-[.$C$18])*([.A32]*0.001)"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33]-[.$C$18])*([.A33]*0.001)" office:value-type="float" office:value="0.975" calcext:value-type="float">
            <text:p>0.975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D34]-[.$C$18])*([.A34]*0.001)" office:value-type="float" office:value="1.05" calcext:value-type="float">
            <text:p>1.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23:43:54.117049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08:53:21.345114591</meta:creation-date>
    <dc:date>2024-01-15T23:55:32.721807565</dc:date>
    <meta:editing-duration>PT19H29S</meta:editing-duration>
    <meta:editing-cycles>15</meta:editing-cycles>
    <meta:generator>LibreOffice/7.5.9.2$Linux_X86_64 LibreOffice_project/50$Build-2</meta:generator>
    <meta:print-date>2023-12-31T16:00:04.239975806</meta:print-date>
    <meta:document-statistic meta:table-count="1" meta:cell-count="100" meta:object-count="0"/>
  </office:meta>
</office:document-meta>
</file>